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0f25" officeooo:paragraph-rsid="00060f25"/>
    </style:style>
    <style:style style:name="P2" style:family="paragraph" style:parent-style-name="Standard">
      <style:text-properties fo:language="en" fo:country="US" officeooo:rsid="0006e1a9" officeooo:paragraph-rsid="00060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45</text:p>
      <text:p text:style-name="P2">dfa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16:56:00.910194300</meta:creation-date>
    <dc:date>2025-04-18T17:01:52.275145600</dc:date>
    <meta:editing-duration>PT13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2" meta:word-count="2" meta:character-count="9" meta:non-whitespace-character-count="9"/>
  </office:meta>
</office:document-meta>
</file>